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style:font-name="DejaVu Sans"/>
    </style:style>
    <style:style style:name="P2" style:family="paragraph" style:parent-style-name="Text_20_body">
      <style:paragraph-properties fo:margin-left="0cm" fo:margin-right="0cm" fo:text-indent="0cm" style:auto-text-indent="false" fo:padding="0cm" fo:border="none"/>
    </style:style>
    <style:style style:name="P3" style:family="paragraph" style:parent-style-name="Heading_20_2">
      <style:paragraph-properties fo:margin-left="0cm" fo:margin-right="0cm" fo:text-indent="0cm" style:auto-text-indent="false" fo:padding="0cm" fo:border="none"/>
    </style:style>
    <style:style style:name="P4" style:family="paragraph" style:parent-style-name="Preformatted_20_Text">
      <style:text-properties style:font-name="DejaVu Sans"/>
    </style:style>
    <style:style style:name="P5"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6" style:family="paragraph" style:parent-style-name="Preformatted_20_Text">
      <style:paragraph-properties fo:margin-left="0cm" fo:margin-right="0cm" fo:text-indent="0cm" style:auto-text-indent="false" fo:padding="0cm" fo:border="none"/>
    </style:style>
    <style:style style:name="P7" style:family="paragraph" style:parent-style-name="Preformatted_20_Text">
      <style:paragraph-properties fo:margin-left="0cm" fo:margin-right="0cm" fo:text-indent="0cm" style:auto-text-indent="false" fo:padding="0cm" fo:border="none"/>
      <style:text-properties loext:padding="0cm" loext:border="none"/>
    </style:style>
    <style:style style:name="P8" style:family="paragraph" style:parent-style-name="Text_20_body" style:list-style-name="L1">
      <style:paragraph-properties fo:margin-left="0cm" fo:margin-right="0cm" fo:text-indent="0cm" style:auto-text-indent="false" fo:padding="0cm" fo:border="none"/>
    </style:style>
    <style:style style:name="P9" style:family="paragraph" style:parent-style-name="Text_20_body" style:list-style-name="L2">
      <style:paragraph-properties fo:margin-left="0cm" fo:margin-right="0cm" fo:text-indent="0cm" style:auto-text-indent="false" fo:padding="0cm" fo:border="none"/>
    </style:style>
    <style:style style:name="P10" style:family="paragraph" style:parent-style-name="Text_20_body">
      <style:text-properties style:font-name="DejaVu Sans"/>
    </style:style>
    <style:style style:name="P11" style:family="paragraph" style:parent-style-name="Text_20_body">
      <style:paragraph-properties fo:margin-left="0cm" fo:margin-right="0cm" fo:text-indent="0cm" style:auto-text-indent="false" fo:padding="0cm" fo:border="none"/>
    </style:style>
    <style:style style:name="T1" style:family="text">
      <style:text-properties loext:padding="0cm" loext: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Présentation du projet Bolt.DIY User Manager</text:span></text:span></text:p>
      <text:p text:style-name="P2">Bolt.DIY User Manager est un module sécurisé de gestion et d’authentification des utilisateurs intégré au projet open-source <text:a xlink:type="simple" xlink:href="https://github.com/NBILITY-HOME/BOLT.DIY-INTRANET" office:target-frame-name="_blank" xlink:show="new" text:style-name="Internet_20_link" text:visited-style-name="Visited_20_Internet_20_Link"><text:span text:style-name="T1">BOLT.DIY-INTRANET</text:span></text:a>. Il s’appuie sur une stack moderne (Docker, Nginx, MariaDB, PHP) pour garantir la robustesse, la modularité et la facilité de déploiement en entreprise.</text:p>
      <text:p text:style-name="P2">La partie login propose une interface professionnelle : design responsive, boîte de connexion centrée avec fond animé « IA 2025 », gestion des sessions exploitant la sécurité native PHP, et structure prête pour l’intégration avec une base de données réelle ou une couche backend avancée.</text:p>
      <text:p text:style-name="P2"><text:span text:style-name="Strong_20_Emphasis"><text:span text:style-name="T1">Bonnes pratiques et erreurs à éviter</text:span></text:span> :</text:p>
      <text:list text:style-name="L1">
        <text:list-item>
          <text:p text:style-name="P8">Bien vérifier, pour lier le CSS, d’utiliser la bonne URL absolue →<text:line-break/><text:span text:style-name="Source_20_Text"><text:span text:style-name="T1">href="/user-manager/assets/css/style.css"</text:span></text:span></text:p>
        </text:list-item>
        <text:list-item>
          <text:p text:style-name="P8">Pour rajouter du JavaScript, même principe :<text:line-break/><text:span text:style-name="Source_20_Text"><text:span text:style-name="T1">src="/user-manager/assets/js/nomduscript.js"</text:span></text:span></text:p>
        </text:list-item>
        <text:list-item>
          <text:p text:style-name="P8">Le CSS ou JS doit être placé dans le dossier adéquat (voir arborescence du repository).</text:p>
        </text:list-item>
        <text:list-item>
          <text:p text:style-name="P8">Erreur fréquente à éviter : utiliser une URL <text:span text:style-name="Emphasis"><text:span text:style-name="T1">relative</text:span></text:span> qui casse les liens (ex : <text:span text:style-name="Source_20_Text"><text:span text:style-name="T1">href="assets/css/style.css"</text:span></text:span> n'est valable que si on navigue toujours au même niveau).</text:p>
        </text:list-item>
      </text:list>
      <text:p text:style-name="P2"><text:span text:style-name="Strong_20_Emphasis"><text:span text:style-name="T1">Repository et documentation fichiers</text:span></text:span></text:p>
      <text:list text:style-name="L2">
        <text:list-item>
          <text:p text:style-name="P9">Le projet complet, y compris le code, la structure des fichiers, tous les assets CSS/JS, et la documentation, est hébergé sur :<text:line-break/><text:a xlink:type="simple" xlink:href="https://github.com/NBILITY-HOME/BOLT.DIY-INTRANET" office:target-frame-name="_blank" xlink:show="new" text:style-name="Internet_20_link" text:visited-style-name="Visited_20_Internet_20_Link"><text:span text:style-name="T1">https://github.com/NBILITY-HOME/BOLT.DIY-INTRANET</text:span></text:a></text:p>
        </text:list-item>
        <text:list-item>
          <text:p text:style-name="P9">Pour l’arborescence, les exemples précis, ou télécharger/remplacer les fichiers :<text:line-break/><text:a xlink:type="simple" xlink:href="https://github.com/NBILITY-HOME/BOLT.DIY-INTRANET/tree/main/DATA-LOCAL/user-manager/app/public" office:target-frame-name="_blank" xlink:show="new" text:style-name="Internet_20_link" text:visited-style-name="Visited_20_Internet_20_Link"><text:span text:style-name="T1">https://github.com/NBILITY-HOME/BOLT.DIY-INTRANET/tree/main/DATA-LOCAL/user-manager/app/public</text:span></text:a></text:p>
        </text:list-item>
      </text:list>
      <text:p text:style-name="Horizontal_20_Line"/>
      <text:p text:style-name="P2"><text:span text:style-name="Strong_20_Emphasis"><text:span text:style-name="T1">Invitation</text:span></text:span><text:line-break/>Pour une mise en place ou une évolution sereine du module, il est essentiel d’analyser ce repository et de bien comprendre le rôle de chaque fichier CSS/JS. Cela garantit une personnalisation, une sécurité et une cohérence optimales sur l’ensemble du proje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0"><text:soft-page-break/>Le cahier des charges suivant définit la refonte complète de l’interface Bolt.DIY User Manager en un tableau de bord moderne avec menu latéral gauche et zone de contenu à droite, responsive, sécurisé et intégré proprement dans l’environnement BOLT.DIY-INTRANET.​</text:p>
      <text:h text:style-name="P3" text:outline-level="2">Contexte et objectifs</text:h>
      <text:p text:style-name="P2">Bolt.DIY User Manager est un module de gestion et d’authentification des utilisateurs intégré au projet Dockerisé BOLT.DIY-INTRANET reposant sur Nginx, PHP et une base de données type MariaDB.​​<text:line-break/>Aujourd’hui, la page après authentification mélange un fond animé moderne avec un contenu “brut” non stylé, ce qui nuit à la lisibilité et à l’image professionnelle du projet.​<text:line-break/>L’objectif est de disposer d’un tableau de bord cohérent avec la page de login existante (fond “IA 2025”, effet verre, typographie moderne), offrant une navigation claire et une meilleure séparation des fonctions d’administration.​</text:p>
      <text:h text:style-name="P3" text:outline-level="2">Environnement technique et contraintes</text:h>
      <text:p text:style-name="P2">L’interface doit fonctionner dans l’architecture Docker actuelle (conteneur Nginx en frontal, PHP en backend) telle que décrite dans le dépôt BOLT.DIY-INTRANET.​​<text:line-break/>Tous les liens vers les ressources statiques du module User Manager doivent utiliser des URLs absolues depuis la racine Nginx, par exemple <text:span text:style-name="Source_20_Text"><text:span text:style-name="T1">href="/user-manager/assets/css/style.css"</text:span></text:span> et <text:span text:style-name="Source_20_Text"><text:span text:style-name="T1">src="/user-manager/assets/js/app.js"</text:span></text:span>.​<text:line-break/>L’usage d’URLs relatives comme <text:span text:style-name="Source_20_Text"><text:span text:style-name="T1">href="assets/css/style.css"</text:span></text:span> est proscrit car cela casse le chargement des ressources lorsque l’on change de sous-dossier ou de point d’entrée.​</text:p>
      <text:h text:style-name="P3" text:outline-level="2">Exigences UX / UI globales</text:h>
      <text:p text:style-name="P2">L’interface doit reprendre le fond animé “IA 2025” déjà mis en place sur la page de connexion, avec les mêmes dégradés, halos et points lumineux afin d’assurer une identité visuelle homogène.​<text:line-break/>Le contenu principal sera présenté dans des cartes à effet “verre” (fond sombre semi‑transparent, coins arrondis, ombres douces) cohérentes avec la carte de bienvenue déjà stylée dans <text:span text:style-name="Source_20_Text"><text:span text:style-name="T1">style.css</text:span></text:span>.​<text:line-break/>La typographie restera basée sur Inter / Segoe UI, avec une hiérarchie claire des titres et des éléments interactifs, et conservera les tailles et couleurs déjà définies pour les textes de la zone login.​</text:p>
      <text:h text:style-name="P3" text:outline-level="2">Layout général de la page</text:h>
      <text:p text:style-name="P2">La page principale comportera une structure en trois zones : un menu latéral gauche fixe, une barre supérieure optionnelle (topbar) et un contenu principal à droite.​<text:line-break/>Le HTML existant de <text:span text:style-name="Source_20_Text"><text:span text:style-name="T1">index.html</text:span></text:span> (sidebar, topbar, grille de cartes, graphiques et modales) sera rationalisé en sections bien identifiées (<text:span text:style-name="Source_20_Text"><text:span text:style-name="T1">&lt;aside&gt;</text:span></text:span>, <text:span text:style-name="Source_20_Text"><text:span text:style-name="T1">&lt;header&gt;</text:span></text:span>, <text:span text:style-name="Source_20_Text"><text:span text:style-name="T1">&lt;main&gt;</text:span></text:span>, <text:span text:style-name="Source_20_Text"><text:span text:style-name="T1">&lt;section&gt;</text:span></text:span>), en gardant les classes réutilisables déjà présentes.​<text:line-break/>Le layout devra être pleinement responsive : sur écran large, sidebar affichée en permanence, sur <text:soft-page-break/>tablette sidebar rétractable, et sur mobile menu accessible via un bouton “hamburger”.​</text:p>
      <text:h text:style-name="P3" text:outline-level="2">Navigation et menu latéral</text:h>
      <text:p text:style-name="P2">Le menu latéral gauche s’inspire du modèle fourni : bloc compact avec logo “User Manager”, groupe de liens verticaux, et section “raccourcis” en bas.​<text:line-break/>Les entrées de menu minimales sont : Dashboard, Utilisateurs, Groupes, Permissions, Audit, Paramètres, ainsi qu’un lien direct vers le module de configuration SMTP dans Paramètres.​<text:line-break/>Les liens devront utiliser des icônes Font Awesome déjà chargées dans <text:span text:style-name="Source_20_Text"><text:span text:style-name="T1">index.html</text:span></text:span> (<text:span text:style-name="Source_20_Text"><text:span text:style-name="T1">fa-home</text:span></text:span>, <text:span text:style-name="Source_20_Text"><text:span text:style-name="T1">fa-users</text:span></text:span>, <text:span text:style-name="Source_20_Text"><text:span text:style-name="T1">fa-layer-group</text:span></text:span>, <text:span text:style-name="Source_20_Text"><text:span text:style-name="T1">fa-shield-alt</text:span></text:span>, <text:span text:style-name="Source_20_Text"><text:span text:style-name="T1">fa-clipboard-list</text:span></text:span>, <text:span text:style-name="Source_20_Text"><text:span text:style-name="T1">fa-cog</text:span></text:span>, <text:span text:style-name="Source_20_Text"><text:span text:style-name="T1">fa-envelope</text:span></text:span>), avec l’état actif clairement indiqué (fond, bordure ou pastille).​</text:p>
      <text:h text:style-name="P3" text:outline-level="2">Contenu de la zone Dashboard</text:h>
      <text:p text:style-name="P2">La section Dashboard affichera des tuiles statistiques pour : nombre total d’utilisateurs, nombre d’utilisateurs actifs, nombre de groupes et nombre de permissions, en respectant la grille de cartes déjà esquissée.​<text:line-break/>Les cartes statistiques utiliseront des classes comme <text:span text:style-name="Source_20_Text"><text:span text:style-name="T1">stat-card-primary</text:span></text:span>, <text:span text:style-name="Source_20_Text"><text:span text:style-name="T1">stat-card-success</text:span></text:span>, etc., déjà définies ou à compléter dans le CSS pour harmoniser couleurs et icônes.​<text:line-break/>Un graphique d’activité utilisateur (par exemple sur 7 et 30 jours) sera affiché en utilisant Chart.js déjà référencé dans la page, avec un second graphique pour la répartition des rôles.​</text:p>
      <text:h text:style-name="P3" text:outline-level="2">Sections Utilisateurs, Groupes et Permissions</text:h>
      <text:p text:style-name="P2">La vue “Utilisateurs” proposera un tableau paginé ou une liste carte présentant nom d’utilisateur, email, rôle, statut et actions (éditer, désactiver, réinitialiser mot de passe).​<text:line-break/>Un bouton “Nouvel Utilisateur” ouvrira la modale de création déjà définie dans <text:span text:style-name="Source_20_Text"><text:span text:style-name="T1">index.html</text:span></text:span> (<text:span text:style-name="Source_20_Text"><text:span text:style-name="T1">#modalCreateUser</text:span></text:span>), en veillant à ce que le style du formulaire soit aligné avec les champs à labels flottants utilisés pour le login.​<text:line-break/>Les sections “Groupes” et “Permissions” devront réutiliser le même système de cartes, modales et boutons d’action rapides que pour les utilisateurs, afin de garantir une expérience uniforme.​</text:p>
      <text:h text:style-name="P3" text:outline-level="2">Section Audit et log d’activité</text:h>
      <text:p text:style-name="P2">La section “Audit” utilisera une liste chronologique d’événements avec icônes (connexion, création utilisateur, changement de rôle, échec de login, etc.).​<text:line-break/>Le bloc “Activité récente” présent sur le Dashboard s’appuiera sur la même source de données que la page Audit complète, afin d’éviter toute duplication de logique.​<text:line-break/>Un filtre par période (24h, 7 jours, 30 jours) et par type d’événement pourra être ajouté via un composant simple de boutons ou un menu déroulant.​</text:p>
      <text:h text:style-name="P3" text:outline-level="2">Module de configuration SMTP</text:h>
      <text:p text:style-name="P2">Une page spécifique “Paramètres &gt; Messagerie SMTP” est requise, accessible via le menu Paramètres et un lien direct depuis la section Paramètres.​<text:line-break/>Le formulaire devra comporter au minimum les champs : hôte SMTP, port, nom d’utilisateur, mot <text:soft-page-break/>de passe (saisie masquée avec bouton “œil”), adresse d’expéditeur par défaut et éventuellement nom d’expéditeur.​<text:line-break/>Un menu déroulant “Sécurité” permettra de choisir entre Aucun, TLS et SSL, correspondant à la configuration du transport SMTP, avec la valeur interne correctement mappée côté PHP.​</text:p>
      <text:h text:style-name="P3" text:outline-level="2">Bouton de test SMTP et logique associée</text:h>
      <text:p text:style-name="P2">Un bouton “Tester la configuration” envoie la configuration saisie via AJAX vers un endpoint PHP dédié, par exemple <text:span text:style-name="Source_20_Text"><text:span text:style-name="T1">/user-manager/api/test-smtp.php</text:span></text:span>.​<text:line-break/>Le script JS central d’application (<text:span text:style-name="Source_20_Text"><text:span text:style-name="T1">app.js</text:span></text:span> ou <text:span text:style-name="Source_20_Text"><text:span text:style-name="T1">dashboard.js</text:span></text:span>) gérera l’appel AJAX, l’affichage d’un spinner et les notifications de succès/échec via le système de “toast” déjà présent dans le HTML.​<text:line-break/>Le script PHP de test tentera d’envoyer un email de test vers l’email de l’administrateur connecté, en retournant un JSON indiquant succès, message d’erreur détaillé, et éventuellement les conseils de correction.​</text:p>
      <text:h text:style-name="P3" text:outline-level="2">Exigences de sécurité</text:h>
      <text:p text:style-name="P2">L’accès à toutes les pages du tableau de bord (hors login) doit être protégé par des vérifications systématiques de la session PHP (<text:span text:style-name="Source_20_Text"><text:span text:style-name="T1">$_SESSION['user_logged']</text:span></text:span>) comme illustré dans <text:span text:style-name="Source_20_Text"><text:span text:style-name="T1">index.php</text:span></text:span>.​<text:line-break/>Une redirection automatique vers <text:span text:style-name="Source_20_Text"><text:span text:style-name="T1">login.php</text:span></text:span> doit être conservée ou renforcée pour les utilisateurs non authentifiés, avec destruction complète de session à la déconnexion.​<text:line-break/>Les formulaires sensibles (création utilisateur, configuration SMTP) devront intégrer un jeton CSRF stocké en session et vérifié côté PHP, en cohérence avec la balise <text:span text:style-name="Source_20_Text"><text:span text:style-name="T1">meta name="csrf-token"</text:span></text:span> déjà présente dans le HTML.​</text:p>
      <text:h text:style-name="P3" text:outline-level="2">Responsiveness et accessibilité</text:h>
      <text:p text:style-name="P2">Le CSS devra s’appuyer sur une grille flexible (<text:span text:style-name="Source_20_Text"><text:span text:style-name="T1">flex</text:span></text:span>, <text:span text:style-name="Source_20_Text"><text:span text:style-name="T1">grid</text:span></text:span>) déjà utilisée pour la page de login et la disposition des cartes dans le Dashboard, en adaptant les <text:span text:style-name="Source_20_Text"><text:span text:style-name="T1">breakpoints</text:span></text:span> pour mobile et tablette.​<text:line-break/>Sur mobile, la sidebar devient un panneau coulissant plein écran activé par le bouton “hamburger”, tandis que les cartes et tableaux se réorganisent en une seule colonne.​<text:line-break/>Les composants devront respecter un contraste suffisant et des tailles de cible tactiles confortables, tout en conservant le style moderne défini dans <text:span text:style-name="Source_20_Text"><text:span text:style-name="T1">style.css</text:span></text:span>.​</text:p>
      <text:h text:style-name="P3" text:outline-level="2">Architecture des fichiers à créer (DATA-LOCAL/user-manager)</text:h>
      <text:p text:style-name="P2">L’arborescence suivante est proposée sous <text:span text:style-name="Source_20_Text"><text:span text:style-name="T1">BOLT.DIY-INTRANET/DATA-LOCAL/user-manager</text:span></text:span>, en cohérence avec la structure <text:span text:style-name="Source_20_Text"><text:span text:style-name="T1">app/public</text:span></text:span> déjà utilisée pour le module.​​</text:p>
      <text:p text:style-name="P7">text</text:p>
      <text:p text:style-name="P6"><text:span text:style-name="Source_20_Text"><text:span text:style-name="T1">DATA-LOCAL/</text:span></text:span></text:p>
      <text:p text:style-name="P6"><text:span text:style-name="Source_20_Text"><text:span text:style-name="T1"><text:s text:c="2"/>user-manager/</text:span></text:span></text:p>
      <text:p text:style-name="P6"><text:span text:style-name="Source_20_Text"><text:span text:style-name="T1"><text:s text:c="4"/>app/</text:span></text:span></text:p>
      <text:p text:style-name="P6"><text:span text:style-name="Source_20_Text"><text:span text:style-name="T1"><text:s text:c="6"/>public/</text:span></text:span></text:p>
      <text:p text:style-name="P6"><text:span text:style-name="Source_20_Text"><text:span text:style-name="T1"><text:s text:c="8"/>login.php</text:span></text:span></text:p>
      <text:p text:style-name="P6"><text:soft-page-break/><text:span text:style-name="Source_20_Text"><text:span text:style-name="T1"><text:s text:c="8"/>index.php <text:s text:c="13"/># Entrée principale dashboard</text:span></text:span></text:p>
      <text:p text:style-name="P6"><text:span text:style-name="Source_20_Text"><text:span text:style-name="T1"><text:s text:c="8"/>assets/</text:span></text:span></text:p>
      <text:p text:style-name="P6"><text:span text:style-name="Source_20_Text"><text:span text:style-name="T1"><text:s text:c="10"/>css/</text:span></text:span></text:p>
      <text:p text:style-name="P6"><text:span text:style-name="Source_20_Text"><text:span text:style-name="T1"><text:s text:c="12"/>style.css <text:s text:c="9"/># Styles communs + login (existant)</text:span></text:span></text:p>
      <text:p text:style-name="P6"><text:span text:style-name="Source_20_Text"><text:span text:style-name="T1"><text:s text:c="12"/>dashboard.css <text:s text:c="5"/># Styles spécifiques dashboard &amp; sidebar</text:span></text:span></text:p>
      <text:p text:style-name="P6"><text:span text:style-name="Source_20_Text"><text:span text:style-name="T1"><text:s text:c="10"/>js/</text:span></text:span></text:p>
      <text:p text:style-name="P6"><text:span text:style-name="Source_20_Text"><text:span text:style-name="T1"><text:s text:c="12"/>app.js <text:s text:c="12"/># Logique globale (navigation, toasts, AJAX)</text:span></text:span></text:p>
      <text:p text:style-name="P6"><text:span text:style-name="Source_20_Text"><text:span text:style-name="T1"><text:s text:c="12"/>dashboard.js <text:s text:c="6"/># Graphiques, widgets dashboard</text:span></text:span></text:p>
      <text:p text:style-name="P6"><text:span text:style-name="Source_20_Text"><text:span text:style-name="T1"><text:s text:c="12"/>api.js <text:s text:c="12"/># Appels API (CRUD utilisateurs, SMTP, etc.)</text:span></text:span></text:p>
      <text:p text:style-name="P6"><text:span text:style-name="Source_20_Text"><text:span text:style-name="T1"><text:s text:c="10"/>img/</text:span></text:span></text:p>
      <text:p text:style-name="P6"><text:span text:style-name="Source_20_Text"><text:span text:style-name="T1"><text:s text:c="12"/>icons/ <text:s text:c="12"/># Icônes spécifiques si besoin</text:span></text:span></text:p>
      <text:p text:style-name="P6"><text:span text:style-name="Source_20_Text"><text:span text:style-name="T1"><text:s text:c="6"/>src/</text:span></text:span></text:p>
      <text:p text:style-name="P6"><text:span text:style-name="Source_20_Text"><text:span text:style-name="T1"><text:s text:c="8"/>config/</text:span></text:span></text:p>
      <text:p text:style-name="P6"><text:span text:style-name="Source_20_Text"><text:span text:style-name="T1"><text:s text:c="10"/>config.php <text:s text:c="10"/># Paramètres globaux PHP</text:span></text:span></text:p>
      <text:p text:style-name="P6"><text:span text:style-name="Source_20_Text"><text:span text:style-name="T1"><text:s text:c="10"/>smtp.php <text:s text:c="12"/># Lecture/écriture config SMTP</text:span></text:span></text:p>
      <text:p text:style-name="P6"><text:span text:style-name="Source_20_Text"><text:span text:style-name="T1"><text:s text:c="8"/>controllers/</text:span></text:span></text:p>
      <text:p text:style-name="P6"><text:span text:style-name="Source_20_Text"><text:span text:style-name="T1"><text:s text:c="10"/>DashboardController.php</text:span></text:span></text:p>
      <text:p text:style-name="P6"><text:span text:style-name="Source_20_Text"><text:span text:style-name="T1"><text:s text:c="10"/>UserController.php</text:span></text:span></text:p>
      <text:p text:style-name="P6"><text:span text:style-name="Source_20_Text"><text:span text:style-name="T1"><text:s text:c="10"/>GroupController.php</text:span></text:span></text:p>
      <text:p text:style-name="P6"><text:span text:style-name="Source_20_Text"><text:span text:style-name="T1"><text:s text:c="10"/>PermissionController.php</text:span></text:span></text:p>
      <text:p text:style-name="P6"><text:span text:style-name="Source_20_Text"><text:span text:style-name="T1"><text:s text:c="10"/>AuditController.php</text:span></text:span></text:p>
      <text:p text:style-name="P6"><text:span text:style-name="Source_20_Text"><text:span text:style-name="T1"><text:s text:c="10"/>SettingsController.php</text:span></text:span></text:p>
      <text:p text:style-name="P6"><text:span text:style-name="Source_20_Text"><text:span text:style-name="T1"><text:s text:c="8"/>services/</text:span></text:span></text:p>
      <text:p text:style-name="P6"><text:span text:style-name="Source_20_Text"><text:span text:style-name="T1"><text:s text:c="10"/>AuthService.php <text:s text:c="5"/># Gestion sessions &amp; rôles</text:span></text:span></text:p>
      <text:p text:style-name="P6"><text:span text:style-name="Source_20_Text"><text:span text:style-name="T1"><text:s text:c="10"/>SmtpTestService.php <text:s/># Envoi email de test</text:span></text:span></text:p>
      <text:p text:style-name="P6"><text:span text:style-name="Source_20_Text"><text:span text:style-name="T1"><text:s text:c="8"/>templates/</text:span></text:span></text:p>
      <text:p text:style-name="P6"><text:span text:style-name="Source_20_Text"><text:span text:style-name="T1"><text:s text:c="10"/>layout/</text:span></text:span></text:p>
      <text:p text:style-name="P6"><text:span text:style-name="Source_20_Text"><text:span text:style-name="T1"><text:s text:c="12"/>base.php <text:s text:c="10"/># Layout commun (fond, sidebar, topbar)</text:span></text:span></text:p>
      <text:p text:style-name="P6"><text:span text:style-name="Source_20_Text"><text:span text:style-name="T1"><text:s text:c="10"/>dashboard/</text:span></text:span></text:p>
      <text:p text:style-name="P6"><text:span text:style-name="Source_20_Text"><text:span text:style-name="T1"><text:s text:c="12"/>home.php</text:span></text:span></text:p>
      <text:p text:style-name="P6"><text:span text:style-name="Source_20_Text"><text:span text:style-name="T1"><text:s text:c="10"/>users/</text:span></text:span></text:p>
      <text:p text:style-name="P6"><text:span text:style-name="Source_20_Text"><text:span text:style-name="T1"><text:s text:c="12"/>list.php</text:span></text:span></text:p>
      <text:p text:style-name="P6"><text:span text:style-name="Source_20_Text"><text:span text:style-name="T1"><text:s text:c="12"/>form.php</text:span></text:span></text:p>
      <text:p text:style-name="P6"><text:span text:style-name="Source_20_Text"><text:span text:style-name="T1"><text:s text:c="10"/>groups/</text:span></text:span></text:p>
      <text:p text:style-name="P6"><text:span text:style-name="Source_20_Text"><text:span text:style-name="T1"><text:s text:c="12"/>list.php</text:span></text:span></text:p>
      <text:p text:style-name="P6"><text:span text:style-name="Source_20_Text"><text:span text:style-name="T1"><text:s text:c="12"/>form.php</text:span></text:span></text:p>
      <text:p text:style-name="P6"><text:span text:style-name="Source_20_Text"><text:span text:style-name="T1"><text:s text:c="10"/>permissions/</text:span></text:span></text:p>
      <text:p text:style-name="P6"><text:span text:style-name="Source_20_Text"><text:span text:style-name="T1"><text:s text:c="12"/>list.php</text:span></text:span></text:p>
      <text:p text:style-name="P6"><text:span text:style-name="Source_20_Text"><text:span text:style-name="T1"><text:s text:c="10"/>audit/</text:span></text:span></text:p>
      <text:p text:style-name="P6"><text:span text:style-name="Source_20_Text"><text:span text:style-name="T1"><text:s text:c="12"/>list.php</text:span></text:span></text:p>
      <text:p text:style-name="P6"><text:span text:style-name="Source_20_Text"><text:span text:style-name="T1"><text:s text:c="10"/>settings/</text:span></text:span></text:p>
      <text:p text:style-name="P5"><text:span text:style-name="Source_20_Text"><text:span text:style-name="T1"><text:s text:c="12"/>smtp.php</text:span></text:span></text:p>
      <text:p text:style-name="P2">Cette structure sépare clairement les ressources publiques (CSS/JS/HTML) de la logique PHP, facilitant la maintenance et l’évolution du module.​​<text:line-break/>Les fichiers HTML actuels (<text:span text:style-name="Source_20_Text"><text:span text:style-name="T1">index.html</text:span></text:span>) doivent être progressivement migrés vers des templates PHP dans <text:span text:style-name="Source_20_Text"><text:span text:style-name="T1">templates/</text:span></text:span>, avec <text:span text:style-name="Source_20_Text"><text:span text:style-name="T1">index.php</text:span></text:span> jouant le rôle de contrôleur frontal chargeant le layout et la vue en fonction du segment de menu.​</text:p>
      <text:h text:style-name="P3" text:outline-level="2">Bonnes pratiques de développement</text:h>
      <text:p text:style-name="P2">Tous les nouveaux liens vers CSS/JS respecteront systématiquement le schéma <text:span text:style-name="Source_20_Text"><text:span text:style-name="T1">/user-manager/assets/...</text:span></text:span> et seront centralisés dans le layout <text:span text:style-name="Source_20_Text"><text:span text:style-name="T1">base.php</text:span></text:span> pour éviter les incohérences.​<text:line-break/>Le JavaScript sera modularisé (navigation, API, dashboard) plutôt que dispersé, en réutilisant les fichiers <text:span text:style-name="Source_20_Text"><text:span text:style-name="T1">api.js</text:span></text:span>, <text:span text:style-name="Source_20_Text"><text:span text:style-name="T1">dashboard.js</text:span></text:span> et <text:span text:style-name="Source_20_Text"><text:span text:style-name="T1">app.js</text:span></text:span> déjà référencés dans <text:span text:style-name="Source_20_Text"><text:span text:style-name="T1">index.html</text:span></text:span>.​<text:line-break/>Chaque évolution devra être testée dans l’environnement Docker (via <text:span text:style-name="Source_20_Text"><text:span text:style-name="T1">docker compose </text:span></text:span><text:soft-page-break/><text:span text:style-name="Source_20_Text"><text:span text:style-name="T1">up</text:span></text:span> / <text:span text:style-name="Source_20_Text"><text:span text:style-name="T1">docker compose restart</text:span></text:span>) décrit dans la documentation GitHub afin de vérifier la compatibilité Nginx, l’accès aux assets et le comportement des sessions.​​</text:p>
      <text:p text:style-name="P2">Ce cahier des charges doit servir de base à la refonte complète du module afin d’obtenir un tableau de bord professionnel, cohérent avec la page de login, responsive et prêt pour des extensions futures (nouveaux rapports, intégration LLM, etc.).</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1-18T18:33:25.008770678</dc:date>
    <meta:editing-duration>PT2H48M35S</meta:editing-duration>
    <meta:editing-cycles>5</meta:editing-cycles>
    <meta:generator>LibreOffice/24.2.7.2$Linux_X86_64 LibreOffice_project/420$Build-2</meta:generator>
    <meta:document-statistic meta:table-count="0" meta:image-count="0" meta:object-count="0" meta:page-count="6" meta:paragraph-count="91" meta:word-count="861" meta:character-count="12066" meta:non-whitespace-character-count="5406"/>
  </office:meta>
</office:document-meta>
</file>